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in" fo:margin-bottom="0in" fo:line-height="115%" style:writing-mode="lr-tb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leitung</text:span><text:span text:style-name="T1">: </text:span><text:span text:style-name="T1">Bilder</text:span><text:span text:style-name="T1"> </text:span><text:span text:style-name="T1">Galerie</text:span></text:p>
      <text:p text:style-name="P2"/>
      <text:list xml:id="list5785695807921244945" text:style-name="LS1">
        <text:list-item>
          <text:p text:style-name="P5"><text:span text:style-name="T2">Javascriptdatei anlegen und verlinken:</text:span></text:p>
          <text:list>
            <text:list-item>
              <text:p text:style-name="P6"><text:span text:style-name="T2">Lege eine neue Javasc<text:tab/>ript Datei für die Galerie an.</text:span></text:p>
            </text:list-item>
            <text:list-item>
              <text:p text:style-name="P6"><text:span text:style-name="T2">Verlinke diese als script im head deiner HTML-Datei.</text:span></text:p>
            </text:list-item>
          </text:list>
        </text:list-item>
        <text:list-item>
          <text:p text:style-name="P6"><text:span text:style-name="T2">HTML-Wiederholung:<text:tab/></text:span></text:p>
          <text:list>
            <text:list-item>
              <text:p text:style-name="P5"><text:span text:style-name="T2">Füge</text:span><text:span text:style-name="T2"> </text:span><text:span text:style-name="T2">zwei</text:span><text:span text:style-name="T2"> </text:span><text:span text:style-name="T2">Buttons</text:span><text:span text:style-name="T2"> </text:span><text:span text:style-name="T2">auf</text:span><text:span text:style-name="T2"> </text:span><text:span text:style-name="T2">deiner</text:span><text:span text:style-name="T2"> </text:span><text:span text:style-name="T2">Internetseite</text:span><text:span text:style-name="T2"> </text:span><text:span text:style-name="T2">hinzu</text:span><text:span text:style-name="T2"> </text:span><text:span text:style-name="T2">einen</text:span><text:span text:style-name="T2"> </text:span><text:span text:style-name="T2">um</text:span><text:span text:style-name="T2"> </text:span><text:span text:style-name="T2">weiter</text:span><text:span text:style-name="T2"> </text:span><text:span text:style-name="T2">zu</text:span><text:span text:style-name="T2"> </text:span><text:span text:style-name="T2">schalten</text:span><text:span text:style-name="T2"> </text:span><text:span text:style-name="T2">und</text:span><text:span text:style-name="T2"> </text:span><text:span text:style-name="T2">einen</text:span><text:span text:style-name="T2"> </text:span><text:span text:style-name="T2">um</text:span><text:span text:style-name="T2"> </text:span><text:span text:style-name="T2">zurück</text:span><text:span text:style-name="T2"> </text:span><text:span text:style-name="T2">zu</text:span><text:span text:style-name="T2"> </text:span><text:span text:style-name="T2">schalten</text:span><text:span text:style-name="T2">.</text:span></text:p>
            </text:list-item>
            <text:list-item>
              <text:p text:style-name="P5"><text:span text:style-name="T2">Füge</text:span><text:span text:style-name="T2"> </text:span><text:span text:style-name="T2">auf</text:span><text:span text:style-name="T2"> </text:span><text:span text:style-name="T2">deiner</text:span><text:span text:style-name="T2"> </text:span><text:span text:style-name="T2">Internetseite</text:span><text:span text:style-name="T2"> </text:span><text:span text:style-name="T2">ein</text:span><text:span text:style-name="T2"> </text:span><text:span text:style-name="T2">Bild</text:span><text:span text:style-name="T2"> </text:span><text:span text:style-name="T2">ein</text:span><text:span text:style-name="T2"> </text:span><text:span text:style-name="T2">und</text:span><text:span text:style-name="T2"> </text:span><text:span text:style-name="T2">gibt</text:span><text:span text:style-name="T2"> </text:span><text:span text:style-name="T2">diesem</text:span><text:span text:style-name="T2"> </text:span><text:span text:style-name="T2">Element</text:span><text:span text:style-name="T2"> </text:span><text:span text:style-name="T2">eine</text:span><text:span text:style-name="T2"> </text:span><text:span text:style-name="T2">id</text:span><text:span text:style-name="T2">.</text:span></text:p>
            </text:list-item>
          </text:list>
        </text:list-item>
        <text:list-item>
          <text:p text:style-name="P5"><text:span text:style-name="T2"><text:s/></text:span><text:span text:style-name="T2">Javascript</text:span><text:span text:style-name="T2"> </text:span><text:span text:style-name="T2">Bilder</text:span><text:span text:style-name="T2"> </text:span><text:span text:style-name="T2">für</text:span><text:span text:style-name="T2"> </text:span><text:span text:style-name="T2">die</text:span><text:span text:style-name="T2"> </text:span><text:span text:style-name="T2">Galerie</text:span><text:span text:style-name="T2">:</text:span></text:p>
          <text:list>
            <text:list-item>
              <text:p text:style-name="P5"><text:span text:style-name="T2">Für</text:span><text:span text:style-name="T2"> </text:span><text:span text:style-name="T2">eine</text:span><text:span text:style-name="T2"> </text:span><text:span text:style-name="T2">Bildergalerie</text:span><text:span text:style-name="T2"> </text:span><text:span text:style-name="T2">brauchst</text:span><text:span text:style-name="T2"> </text:span><text:span text:style-name="T2">du</text:span><text:span text:style-name="T2"> </text:span><text:span text:style-name="T2">natürlich</text:span><text:span text:style-name="T2"> </text:span><text:span text:style-name="T2">auch</text:span><text:span text:style-name="T2"> </text:span><text:span text:style-name="T2">Bilder</text:span><text:span text:style-name="T2"> </text:span><text:span text:style-name="T2">suche</text:span><text:span text:style-name="T2"> </text:span><text:span text:style-name="T2">dir</text:span><text:span text:style-name="T2"> </text:span><text:span text:style-name="T2">mindestens</text:span><text:span text:style-name="T2"> 3 </text:span><text:span text:style-name="T2">Stück</text:span><text:span text:style-name="T2"> </text:span><text:span text:style-name="T2">heraus</text:span><text:span text:style-name="T2">.</text:span></text:p>
            </text:list-item>
            <text:list-item>
              <text:p text:style-name="P5"><text:span text:style-name="T2">Erstelle</text:span><text:span text:style-name="T2"> </text:span><text:span text:style-name="T2">ein</text:span><text:span text:style-name="T2"> </text:span><text:span text:style-name="T2">Array</text:span><text:span text:style-name="T2"> </text:span><text:span text:style-name="T2">mit</text:span><text:span text:style-name="T2"> </text:span><text:span text:style-name="T2">den</text:span><text:span text:style-name="T2"> </text:span><text:span text:style-name="T2">Links</text:span><text:span text:style-name="T2"> </text:span><text:span text:style-name="T2">zu</text:span><text:span text:style-name="T2"> </text:span><text:span text:style-name="T2">den</text:span><text:span text:style-name="T2"> </text:span><text:span text:style-name="T2">Bildern</text:span><text:span text:style-name="T2"> </text:span><text:span text:style-name="T2">als</text:span><text:span text:style-name="T2"> </text:span><text:span text:style-name="T2">Elemente</text:span><text:span text:style-name="T2">.</text:span></text:p>
            </text:list-item>
          </text:list>
        </text:list-item>
        <text:list-item>
          <text:p text:style-name="P5"><text:span text:style-name="T2">Javascript</text:span><text:span text:style-name="T2"> </text:span><text:span text:style-name="T2">Variablen</text:span><text:span text:style-name="T2">:</text:span></text:p>
          <text:list>
            <text:list-item>
              <text:p text:style-name="P5"><text:span text:style-name="T2">Füge</text:span><text:span text:style-name="T2"> </text:span><text:span text:style-name="T2">eine</text:span><text:span text:style-name="T2"> </text:span><text:span text:style-name="T2">Variable</text:span><text:span text:style-name="T2"> </text:span><text:span text:style-name="T2">hinzu</text:span><text:span text:style-name="T2"> </text:span><text:span text:style-name="T2">die</text:span><text:span text:style-name="T2"> </text:span><text:span text:style-name="T2">den</text:span><text:span text:style-name="T2"> </text:span><text:span text:style-name="T2">Index</text:span><text:span text:style-name="T2"> </text:span><text:span text:style-name="T2">des</text:span><text:span text:style-name="T2"> </text:span><text:span text:style-name="T2">aktuell</text:span><text:span text:style-name="T2"> </text:span><text:span text:style-name="T2">angezeigten</text:span><text:span text:style-name="T2"> </text:span><text:span text:style-name="T2">Bildes</text:span><text:span text:style-name="T2"> </text:span><text:span text:style-name="T2">enthält</text:span><text:span text:style-name="T2">.</text:span></text:p>
            </text:list-item>
            <text:list-item>
              <text:p text:style-name="P5"><text:span text:style-name="T2">Füge</text:span><text:span text:style-name="T2"> </text:span><text:span text:style-name="T2">eine</text:span><text:span text:style-name="T2"> </text:span><text:span text:style-name="T2">Variable</text:span><text:span text:style-name="T2"> </text:span><text:span text:style-name="T2">hinzu</text:span><text:span text:style-name="T2">, </text:span><text:span text:style-name="T2">die</text:span><text:span text:style-name="T2"> </text:span><text:span text:style-name="T2">die</text:span><text:span text:style-name="T2"> </text:span><text:span text:style-name="T2">den</text:span><text:span text:style-name="T2"> </text:span><text:span text:style-name="T2">größten</text:span><text:span text:style-name="T2"> </text:span><text:span text:style-name="T2">Index</text:span><text:span text:style-name="T2"> </text:span><text:span text:style-name="T2">in</text:span><text:span text:style-name="T2"> </text:span><text:span text:style-name="T2">deinem</text:span><text:span text:style-name="T2"> </text:span><text:span text:style-name="T2">Array</text:span><text:span text:style-name="T2"> </text:span><text:span text:style-name="T2">enthält</text:span><text:span text:style-name="T2">.</text:span></text:p>
            </text:list-item>
          </text:list>
        </text:list-item>
        <text:list-item>
          <text:p text:style-name="P5"><text:span text:style-name="T2">Javascript</text:span><text:span text:style-name="T2"> </text:span><text:span text:style-name="T2">Funktion</text:span><text:span text:style-name="T2"> </text:span><text:span text:style-name="T2">next</text:span><text:span text:style-name="T2">:</text:span></text:p>
          <text:list>
            <text:list-item>
              <text:p text:style-name="P5"><text:span text:style-name="T2">Erstelle</text:span><text:span text:style-name="T2"> </text:span><text:span text:style-name="T2">eine</text:span><text:span text:style-name="T2"> </text:span><text:span text:style-name="T2">Funktion</text:span><text:span text:style-name="T2"> </text:span><text:span text:style-name="T2">next</text:span><text:span text:style-name="T2">. </text:span><text:span text:style-name="T2">Diese</text:span><text:span text:style-name="T2"> </text:span><text:span text:style-name="T2">Funktion</text:span><text:span text:style-name="T2"> </text:span><text:span text:style-name="T2">soll</text:span><text:span text:style-name="T2"> </text:span><text:span text:style-name="T2">beim</text:span><text:span text:style-name="T2"> </text:span><text:span text:style-name="T2">Aufruf</text:span><text:span text:style-name="T2"> </text:span><text:span text:style-name="T2">das</text:span><text:span text:style-name="T2"> </text:span><text:span text:style-name="T2">nächste</text:span><text:span text:style-name="T2"> </text:span><text:span text:style-name="T2">Bild</text:span><text:span text:style-name="T2"> </text:span><text:span text:style-name="T2">in</text:span><text:span text:style-name="T2"> </text:span><text:span text:style-name="T2">der</text:span><text:span text:style-name="T2"> </text:span><text:span text:style-name="T2">Galerie</text:span><text:span text:style-name="T2"> </text:span><text:span text:style-name="T2">anzeigen</text:span><text:span text:style-name="T2">. </text:span><text:span text:style-name="T2">Also</text:span><text:span text:style-name="T2"> </text:span><text:span text:style-name="T2">den</text:span><text:span text:style-name="T2"> </text:span><text:span text:style-name="T2">Index</text:span><text:span text:style-name="T2"> </text:span><text:span text:style-name="T2">des</text:span><text:span text:style-name="T2"> </text:span><text:span text:style-name="T2">momentan</text:span><text:span text:style-name="T2"> </text:span><text:span text:style-name="T2">angezeigten</text:span><text:span text:style-name="T2"> </text:span><text:span text:style-name="T2">Bildes</text:span><text:span text:style-name="T2"> </text:span><text:span text:style-name="T2">um</text:span><text:span text:style-name="T2"> </text:span><text:span text:style-name="T2">eins</text:span><text:span text:style-name="T2"> </text:span><text:span text:style-name="T2">erhöhen</text:span><text:span text:style-name="T2">.</text:span></text:p>
            </text:list-item>
            <text:list-item>
              <text:p text:style-name="P5"><text:span text:style-name="T2">Achtung</text:span><text:span text:style-name="T2">: </text:span><text:span text:style-name="T2">Beachte</text:span><text:span text:style-name="T2"> </text:span><text:span text:style-name="T2">den</text:span><text:span text:style-name="T2"> </text:span><text:span text:style-name="T2">Fall</text:span><text:span text:style-name="T2"> </text:span><text:span text:style-name="T2">wenn</text:span><text:span text:style-name="T2"> </text:span><text:span text:style-name="T2">der</text:span><text:span text:style-name="T2"> </text:span><text:span text:style-name="T2">Index</text:span><text:span text:style-name="T2"> </text:span><text:span text:style-name="T2">des</text:span><text:span text:style-name="T2"> </text:span><text:span text:style-name="T2">angezeigten</text:span><text:span text:style-name="T2"> </text:span><text:span text:style-name="T2">Bildes</text:span><text:span text:style-name="T2"> </text:span><text:span text:style-name="T2">größer</text:span><text:span text:style-name="T2"> </text:span><text:span text:style-name="T2">werden</text:span><text:span text:style-name="T2"> </text:span><text:span text:style-name="T2">würde</text:span><text:span text:style-name="T2"> </text:span><text:span text:style-name="T2">als</text:span><text:span text:style-name="T2"> </text:span><text:span text:style-name="T2">der</text:span><text:span text:style-name="T2"> </text:span><text:span text:style-name="T2">maximale</text:span><text:span text:style-name="T2"> </text:span><text:span text:style-name="T2">Index</text:span><text:span text:style-name="T2"> </text:span><text:span text:style-name="T2">deines</text:span><text:span text:style-name="T2"> </text:span><text:span text:style-name="T2">Arrays</text:span><text:span text:style-name="T2">.</text:span></text:p>
            </text:list-item>
            <text:list-item>
              <text:p text:style-name="P5"><text:span text:style-name="T2">Diese</text:span><text:span text:style-name="T2"> </text:span><text:span text:style-name="T2">Funltion</text:span><text:span text:style-name="T2"> </text:span><text:span text:style-name="T2">soll</text:span><text:span text:style-name="T2"> </text:span><text:span text:style-name="T2">beim</text:span><text:span text:style-name="T2"> </text:span><text:span text:style-name="T2">click</text:span><text:span text:style-name="T2"> </text:span><text:span text:style-name="T2">auf</text:span><text:span text:style-name="T2"> </text:span><text:span text:style-name="T2">den</text:span><text:span text:style-name="T2"> </text:span><text:span text:style-name="T2">Button</text:span><text:span text:style-name="T2"> </text:span><text:span text:style-name="T2">zum</text:span><text:span text:style-name="T2"> </text:span><text:span text:style-name="T2">weiterschalten</text:span><text:span text:style-name="T2"> </text:span><text:span text:style-name="T2">in</text:span><text:span text:style-name="T2"> </text:span><text:span text:style-name="T2">der</text:span><text:span text:style-name="T2"> </text:span><text:span text:style-name="T2">Galerie</text:span><text:span text:style-name="T2"> </text:span><text:span text:style-name="T2">aufgerufen</text:span><text:span text:style-name="T2"> </text:span><text:span text:style-name="T2">werden</text:span><text:span text:style-name="T2"> </text:span></text:p>
            </text:list-item>
          </text:list>
        </text:list-item>
        <text:list-item>
          <text:p text:style-name="P5"><text:span text:style-name="T2">Javascript</text:span><text:span text:style-name="T2"> </text:span><text:span text:style-name="T2">Funktion</text:span><text:span text:style-name="T2"> </text:span><text:span text:style-name="T2">previous</text:span><text:span text:style-name="T2">:</text:span></text:p>
          <text:list>
            <text:list-item>
              <text:p text:style-name="P5"><text:span text:style-name="T2">Diese</text:span><text:span text:style-name="T2"> </text:span><text:span text:style-name="T2">Funktion</text:span><text:span text:style-name="T2"> </text:span><text:span text:style-name="T2">ist</text:span><text:span text:style-name="T2"> </text:span><text:span text:style-name="T2">sehr</text:span><text:span text:style-name="T2"> </text:span><text:span text:style-name="T2">ähnlich</text:span><text:span text:style-name="T2"> </text:span><text:span text:style-name="T2">zu</text:span><text:span text:style-name="T2"> </text:span><text:span text:style-name="T2">next</text:span><text:span text:style-name="T2">. </text:span><text:span text:style-name="T2">Versuche</text:span><text:span text:style-name="T2"> </text:span><text:span text:style-name="T2">das</text:span><text:span text:style-name="T2"> </text:span><text:span text:style-name="T2">mal</text:span><text:span text:style-name="T2"> </text:span><text:span text:style-name="T2">alleine</text:span><text:span text:style-name="T2">. </text:span></text:p>
            </text:list-item>
          </text:list>
        </text:list-item>
      </text:list>
      <text:p text:style-name="P3"/>
      <text:p text:style-name="P3"/>
      <text:p text:style-name="P1"><text:span text:style-name="T2">Denkt</text:span><text:span text:style-name="T2"> </text:span><text:span text:style-name="T2">dran</text:span><text:span text:style-name="T2"> </text:span><text:span text:style-name="T2">wenn</text:span><text:span text:style-name="T2"> </text:span><text:span text:style-name="T2">ihr</text:span><text:span text:style-name="T2"> </text:span><text:span text:style-name="T2">Hilfe</text:span><text:span text:style-name="T2"> </text:span><text:span text:style-name="T2">braucht</text:span><text:span text:style-name="T2"> </text:span><text:span text:style-name="T2">ruft</text:span><text:span text:style-name="T2"> </text:span><text:span text:style-name="T2">uns</text:span><text:span text:style-name="T2"> </text:span><text:span text:style-name="T2">einfach</text:span><text:span text:style-name="T2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Lena Winter</dc:creator>
    <meta:editing-cycles>2</meta:editing-cycles>
    <meta:document-statistic meta:table-count="0" meta:image-count="0" meta:object-count="0" meta:page-count="1" meta:paragraph-count="20" meta:word-count="218" meta:character-count="1327"/>
    <dc:date>2015-08-09T13:20:59</dc:date>
    <meta:editing-duration>PT3M5S</meta:editing-duration>
  </office:meta>
</office:document-meta>
</file>